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text-properties style:font-name="Times New Roman" officeooo:rsid="000e728e" officeooo:paragraph-rsid="000e728e"/>
    </style:style>
    <style:style style:name="P3" style:family="paragraph" style:parent-style-name="Standard">
      <style:paragraph-properties fo:text-align="start" style:justify-single-word="false"/>
      <style:text-properties style:font-name="Times New Roman" officeooo:rsid="000e728e" officeooo:paragraph-rsid="000f6a31"/>
    </style:style>
    <style:style style:name="P4" style:family="paragraph" style:parent-style-name="Standard">
      <style:paragraph-properties fo:line-height="100%" fo:text-align="start" style:justify-single-word="false"/>
      <style:text-properties style:font-name="Times New Roman" officeooo:rsid="000e728e" officeooo:paragraph-rsid="000f6a31"/>
    </style:style>
    <style:style style:name="P5" style:family="paragraph" style:parent-style-name="Standard">
      <style:paragraph-properties fo:line-height="100%" fo:text-align="center" style:justify-single-word="false"/>
      <style:text-properties style:font-name="Times New Roman" officeooo:rsid="000e728e" officeooo:paragraph-rsid="000e728e"/>
    </style:style>
    <style:style style:name="P6" style:family="paragraph" style:parent-style-name="Standard">
      <style:paragraph-properties fo:text-align="center" style:justify-single-word="false"/>
      <style:text-properties style:font-name="Times New Roman" officeooo:rsid="000e728e" officeooo:paragraph-rsid="000e728e"/>
    </style:style>
    <style:style style:name="P7" style:family="paragraph" style:parent-style-name="Standard">
      <style:text-properties style:font-name="Times New Roman" officeooo:rsid="000e728e" officeooo:paragraph-rsid="0027c084"/>
    </style:style>
    <style:style style:name="P8" style:family="paragraph" style:parent-style-name="Standard">
      <style:text-properties style:font-name="Times New Roman" officeooo:rsid="000e728e" officeooo:paragraph-rsid="0023b328"/>
    </style:style>
    <style:style style:name="P9" style:family="paragraph" style:parent-style-name="Standard">
      <style:text-properties style:font-name="Times New Roman" officeooo:rsid="000e728e" officeooo:paragraph-rsid="001ec3a9"/>
    </style:style>
    <style:style style:name="P10" style:family="paragraph" style:parent-style-name="Standard">
      <style:text-properties style:font-name="Times New Roman" officeooo:rsid="000e728e" officeooo:paragraph-rsid="0043683e"/>
    </style:style>
    <style:style style:name="P11" style:family="paragraph" style:parent-style-name="Standard">
      <style:text-properties style:font-name="Times New Roman" officeooo:rsid="0027c084" officeooo:paragraph-rsid="0027c084"/>
    </style:style>
    <style:style style:name="P12" style:family="paragraph" style:parent-style-name="Standard">
      <style:text-properties style:font-name="Times New Roman" officeooo:rsid="0027c084" officeooo:paragraph-rsid="003a2882"/>
    </style:style>
    <style:style style:name="P13" style:family="paragraph" style:parent-style-name="Standard">
      <style:text-properties style:font-name="Times New Roman" officeooo:rsid="00210e10" officeooo:paragraph-rsid="001ec3a9"/>
    </style:style>
    <style:style style:name="P14" style:family="paragraph" style:parent-style-name="Standard">
      <style:text-properties style:font-name="Times New Roman" officeooo:rsid="000c2ae4" officeooo:paragraph-rsid="000c2ae4"/>
    </style:style>
    <style:style style:name="P15" style:family="paragraph" style:parent-style-name="Standard">
      <style:paragraph-properties fo:text-align="center" style:justify-single-word="false"/>
      <style:text-properties style:font-name="Times New Roman" officeooo:rsid="0031c395" officeooo:paragraph-rsid="0031c395"/>
    </style:style>
    <style:style style:name="P16" style:family="paragraph" style:parent-style-name="Standard">
      <style:paragraph-properties>
        <style:tab-stops>
          <style:tab-stop style:position="0.5in"/>
        </style:tab-stops>
      </style:paragraph-properties>
      <style:text-properties style:font-name="Times New Roman" officeooo:rsid="000f979c" officeooo:paragraph-rsid="001c2a87"/>
    </style:style>
    <style:style style:name="P17" style:family="paragraph" style:parent-style-name="Standard">
      <style:paragraph-properties fo:text-align="start" style:justify-single-word="false"/>
      <style:text-properties style:font-name="Times New Roman" officeooo:rsid="0043683e" officeooo:paragraph-rsid="0043683e"/>
    </style:style>
    <style:style style:name="P18" style:family="paragraph" style:parent-style-name="Standard">
      <style:text-properties style:font-name="Times New Roman" officeooo:rsid="0043683e" officeooo:paragraph-rsid="0043683e"/>
    </style:style>
    <style:style style:name="P19" style:family="paragraph" style:parent-style-name="Standard">
      <style:paragraph-properties fo:line-height="100%" fo:text-align="center" style:justify-single-word="false" fo:break-before="page"/>
      <style:text-properties style:font-name="Times New Roman" officeooo:rsid="000e728e" officeooo:paragraph-rsid="000e728e"/>
    </style:style>
    <style:style style:name="P20" style:family="paragraph" style:parent-style-name="Standard">
      <style:paragraph-properties fo:text-align="center" style:justify-single-word="false" fo:break-before="column"/>
      <style:text-properties style:font-name="Times New Roman" officeooo:rsid="000e728e" officeooo:paragraph-rsid="000e728e"/>
    </style:style>
    <style:style style:name="P21"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fo:padding="0in" fo:border="none" style:writing-mode="lr-tb"/>
      <style:text-properties officeooo:paragraph-rsid="004d030b"/>
    </style:style>
    <style:style style:name="P22"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fo:padding="0in"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3"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fo:padding="0in" fo:border="none" style:writing-mode="lr-tb"/>
      <style:text-properties fo:color="#000000" fo:font-weight="normal"/>
    </style:style>
    <style:style style:name="P24"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fo:padding="0in" fo:border="none" style:writing-mode="lr-tb"/>
      <style:text-properties fo:color="#000000" officeooo:paragraph-rsid="0042a8f4"/>
    </style:style>
    <style:style style:name="P25"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fo:padding="0in" fo:border="none" style:writing-mode="lr-tb"/>
      <style:text-properties officeooo:rsid="004d030b" officeooo:paragraph-rsid="004d030b"/>
    </style:style>
    <style:style style:name="P26" style:family="paragraph" style:parent-style-name="Text_20_body"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fo:padding="0in" fo:border="none" style:writing-mode="lr-tb"/>
      <style:text-properties fo:color="#000000"/>
    </style:style>
    <style:style style:name="P27" style:family="paragraph" style:parent-style-name="Text_20_body"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fo:padding="0in" fo:border="none" style:writing-mode="lr-tb"/>
      <style:text-properties fo:color="#000000" fo:font-weight="normal"/>
    </style:style>
    <style:style style:name="P28" style:family="paragraph" style:parent-style-name="Text_20_body" style:master-page-name="">
      <loext:graphic-properties draw:fill="none"/>
      <style:paragraph-properties fo:margin-left="0.5in" fo:margin-right="0in" fo:margin-top="0in" fo:margin-bottom="0.0972in" loext:contextual-spacing="false" fo:line-height="100%" fo:text-indent="-0.5in" style:auto-text-indent="false" style:page-number="auto" fo:background-color="transparent"/>
      <style:text-properties fo:color="#000000" officeooo:paragraph-rsid="0042a8f4"/>
    </style:style>
    <style:style style:name="T1" style:family="text">
      <style:text-properties officeooo:rsid="000e728e"/>
    </style:style>
    <style:style style:name="T2" style:family="text">
      <style:text-properties officeooo:rsid="0010e93f"/>
    </style:style>
    <style:style style:name="T3" style:family="text">
      <style:text-properties officeooo:rsid="0011eaf9"/>
    </style:style>
    <style:style style:name="T4" style:family="text">
      <style:text-properties officeooo:rsid="0012ae9d"/>
    </style:style>
    <style:style style:name="T5" style:family="text">
      <style:text-properties fo:font-style="italic" officeooo:rsid="0010e93f" style:font-style-asian="italic" style:font-style-complex="italic"/>
    </style:style>
    <style:style style:name="T6" style:family="text">
      <style:text-properties fo:font-style="italic" officeooo:rsid="0012ae9d" style:font-style-asian="italic" style:font-style-complex="italic"/>
    </style:style>
    <style:style style:name="T7" style:family="text">
      <style:text-properties fo:font-style="italic" officeooo:rsid="00133713" style:font-style-asian="italic" style:font-style-complex="italic"/>
    </style:style>
    <style:style style:name="T8" style:family="text">
      <style:text-properties fo:font-style="italic" officeooo:rsid="00140dbb" style:font-style-asian="italic" style:font-style-complex="italic"/>
    </style:style>
    <style:style style:name="T9" style:family="text">
      <style:text-properties fo:font-style="italic" officeooo:rsid="0017818d" style:font-style-asian="italic" style:font-style-complex="italic"/>
    </style:style>
    <style:style style:name="T10" style:family="text">
      <style:text-properties fo:font-style="italic" officeooo:rsid="0017bd01" style:font-style-asian="italic" style:font-style-complex="italic"/>
    </style:style>
    <style:style style:name="T11" style:family="text">
      <style:text-properties fo:font-style="italic" officeooo:rsid="001d075b" style:font-style-asian="italic" style:font-style-complex="italic"/>
    </style:style>
    <style:style style:name="T12" style:family="text">
      <style:text-properties fo:font-style="italic" officeooo:rsid="001f8399" style:font-style-asian="italic" style:font-style-complex="italic"/>
    </style:style>
    <style:style style:name="T13" style:family="text">
      <style:text-properties fo:font-style="normal" officeooo:rsid="0012ae9d" style:font-style-asian="normal" style:font-style-complex="normal"/>
    </style:style>
    <style:style style:name="T14" style:family="text">
      <style:text-properties fo:font-style="normal" officeooo:rsid="00133713" style:font-style-asian="normal" style:font-style-complex="normal"/>
    </style:style>
    <style:style style:name="T15" style:family="text">
      <style:text-properties fo:font-style="normal" officeooo:rsid="00140dbb" style:font-style-asian="normal" style:font-style-complex="normal"/>
    </style:style>
    <style:style style:name="T16" style:family="text">
      <style:text-properties fo:font-style="normal" officeooo:rsid="0014f5ca" style:font-style-asian="normal" style:font-style-complex="normal"/>
    </style:style>
    <style:style style:name="T17" style:family="text">
      <style:text-properties fo:font-style="normal" officeooo:rsid="00166c2a" style:font-style-asian="normal" style:font-style-complex="normal"/>
    </style:style>
    <style:style style:name="T18" style:family="text">
      <style:text-properties fo:font-style="normal" officeooo:rsid="0017818d" style:font-style-asian="normal" style:font-style-complex="normal"/>
    </style:style>
    <style:style style:name="T19" style:family="text">
      <style:text-properties fo:font-style="normal" officeooo:rsid="0017bd01" style:font-style-asian="normal" style:font-style-complex="normal"/>
    </style:style>
    <style:style style:name="T20" style:family="text">
      <style:text-properties fo:font-style="normal" officeooo:rsid="00195797" style:font-style-asian="normal" style:font-style-complex="normal"/>
    </style:style>
    <style:style style:name="T21" style:family="text">
      <style:text-properties fo:font-style="normal" officeooo:rsid="001b277d" style:font-style-asian="normal" style:font-style-complex="normal"/>
    </style:style>
    <style:style style:name="T22" style:family="text">
      <style:text-properties fo:font-style="normal" officeooo:rsid="001c2a87" style:font-style-asian="normal" style:font-style-complex="normal"/>
    </style:style>
    <style:style style:name="T23" style:family="text">
      <style:text-properties fo:font-style="normal" officeooo:rsid="001d075b" style:font-style-asian="normal" style:font-style-complex="normal"/>
    </style:style>
    <style:style style:name="T24" style:family="text">
      <style:text-properties fo:font-style="normal" officeooo:rsid="001f8399" style:font-style-asian="normal" style:font-style-complex="normal"/>
    </style:style>
    <style:style style:name="T25" style:family="text">
      <style:text-properties fo:font-style="normal" officeooo:rsid="001def61" style:font-style-asian="normal" style:font-style-complex="normal"/>
    </style:style>
    <style:style style:name="T26" style:family="text">
      <style:text-properties fo:font-style="normal" officeooo:rsid="00210e10" style:font-style-asian="normal" style:font-style-complex="normal"/>
    </style:style>
    <style:style style:name="T27" style:family="text">
      <style:text-properties fo:font-style="normal" officeooo:rsid="00214f49" style:font-style-asian="normal" style:font-style-complex="normal"/>
    </style:style>
    <style:style style:name="T28" style:family="text">
      <style:text-properties fo:font-style="normal" officeooo:rsid="00232ad5" style:font-style-asian="normal" style:font-style-complex="normal"/>
    </style:style>
    <style:style style:name="T29" style:family="text">
      <style:text-properties fo:font-style="normal" officeooo:rsid="00237023" style:font-style-asian="normal" style:font-style-complex="normal"/>
    </style:style>
    <style:style style:name="T30" style:family="text">
      <style:text-properties fo:font-style="normal" officeooo:rsid="0023b328" style:font-style-asian="normal" style:font-style-complex="normal"/>
    </style:style>
    <style:style style:name="T31" style:family="text">
      <style:text-properties fo:font-style="normal" officeooo:rsid="00259967" style:font-style-asian="normal" style:font-style-complex="normal"/>
    </style:style>
    <style:style style:name="T32" style:family="text">
      <style:text-properties fo:font-style="normal" officeooo:rsid="0025afdc" style:font-style-asian="normal" style:font-style-complex="normal"/>
    </style:style>
    <style:style style:name="T33" style:family="text">
      <style:text-properties fo:font-style="normal" officeooo:rsid="0026765b" style:font-style-asian="normal" style:font-style-complex="normal"/>
    </style:style>
    <style:style style:name="T34" style:family="text">
      <style:text-properties fo:font-style="normal" officeooo:rsid="0027c084" style:font-style-asian="normal" style:font-style-complex="normal"/>
    </style:style>
    <style:style style:name="T35" style:family="text">
      <style:text-properties fo:font-style="normal" officeooo:rsid="002a0850" style:font-style-asian="normal" style:font-style-complex="normal"/>
    </style:style>
    <style:style style:name="T36" style:family="text">
      <style:text-properties fo:font-style="normal" officeooo:rsid="002cf582" style:font-style-asian="normal" style:font-style-complex="normal"/>
    </style:style>
    <style:style style:name="T37" style:family="text">
      <style:text-properties fo:font-style="normal" officeooo:rsid="002d0ecd"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2b1571" style:font-style-asian="normal" style:font-weight-asian="normal" style:font-style-complex="normal" style:font-weight-complex="normal"/>
    </style:style>
    <style:style style:name="T40" style:family="text">
      <style:text-properties fo:font-style="normal" fo:font-weight="normal" officeooo:rsid="002c6193" style:font-style-asian="normal" style:font-weight-asian="normal" style:font-style-complex="normal" style:font-weight-complex="normal"/>
    </style:style>
    <style:style style:name="T41" style:family="text">
      <style:text-properties fo:font-style="normal" fo:font-weight="normal" officeooo:rsid="003a1ead" style:font-style-asian="normal" style:font-weight-asian="normal" style:font-style-complex="normal" style:font-weight-complex="normal"/>
    </style:style>
    <style:style style:name="T42" style:family="text">
      <style:text-properties fo:font-style="normal" fo:font-weight="normal" officeooo:rsid="003a6327" style:font-style-asian="normal" style:font-weight-asian="normal" style:font-style-complex="normal" style:font-weight-complex="normal"/>
    </style:style>
    <style:style style:name="T43" style:family="text">
      <style:text-properties fo:font-style="normal" fo:font-weight="normal" officeooo:rsid="003d2743" style:font-style-asian="normal" style:font-weight-asian="normal" style:font-style-complex="normal" style:font-weight-complex="normal"/>
    </style:style>
    <style:style style:name="T44" style:family="text">
      <style:text-properties fo:font-style="normal" fo:font-weight="normal" officeooo:rsid="00400ca0" style:font-style-asian="normal" style:font-weight-asian="normal" style:font-style-complex="normal" style:font-weight-complex="normal"/>
    </style:style>
    <style:style style:name="T45" style:family="text">
      <style:text-properties officeooo:rsid="00195797"/>
    </style:style>
    <style:style style:name="T46" style:family="text">
      <style:text-properties officeooo:rsid="001f8399"/>
    </style:style>
    <style:style style:name="T47" style:family="text">
      <style:text-properties officeooo:rsid="001d075b"/>
    </style:style>
    <style:style style:name="T48" style:family="text">
      <style:text-properties officeooo:rsid="0030b544"/>
    </style:style>
    <style:style style:name="T49" style:family="text">
      <style:text-properties officeooo:rsid="00330fd2"/>
    </style:style>
    <style:style style:name="T50" style:family="text">
      <style:text-properties officeooo:rsid="0033ebdb"/>
    </style:style>
    <style:style style:name="T51" style:family="text">
      <style:text-properties officeooo:rsid="00359045"/>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43683e" style:font-size-asian="12pt" style:font-weight-asian="normal" style:font-size-complex="12pt" style:font-weight-complex="normal"/>
    </style:style>
    <style:style style:name="T54" style:family="text">
      <style:text-properties fo:font-size="12pt" fo:font-weight="normal" officeooo:rsid="000e728e" style:font-size-asian="12pt" style:font-weight-asian="normal" style:font-size-complex="12pt" style:font-weight-complex="normal"/>
    </style:style>
    <style:style style:name="T55" style:family="text">
      <style:text-properties fo:font-size="12pt" fo:font-weight="normal" officeooo:rsid="00481422" style:font-size-asian="12pt" style:font-weight-asian="normal" style:font-size-complex="12pt" style:font-weight-complex="normal"/>
    </style:style>
    <style:style style:name="T56" style:family="text">
      <style:text-properties fo:font-size="12pt" fo:font-style="italic" fo:font-weight="normal" officeooo:rsid="00481422" style:font-size-asian="12pt" style:font-style-asian="italic" style:font-weight-asian="normal" style:font-size-complex="12pt" style:font-style-complex="italic" style:font-weight-complex="normal"/>
    </style:style>
    <style:style style:name="T57" style:family="text">
      <style:text-properties fo:font-size="12pt" fo:font-style="italic" fo:font-weight="normal" officeooo:rsid="0048f67d" style:font-size-asian="12pt" style:font-style-asian="italic" style:font-weight-asian="normal" style:font-size-complex="12pt" style:font-style-complex="italic" style:font-weight-complex="normal"/>
    </style:style>
    <style:style style:name="T58" style:family="text">
      <style:text-properties fo:font-size="12pt" fo:font-style="normal" fo:font-weight="normal" officeooo:rsid="00481422"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48f67d" style:font-size-asian="12pt" style:font-style-asian="normal" style:font-weight-asian="normal" style:font-size-complex="12pt" style:font-style-complex="normal" style:font-weight-complex="normal"/>
    </style:style>
    <style:style style:name="T60" style:family="text">
      <style:text-properties officeooo:rsid="003e53f1"/>
    </style:style>
    <style:style style:name="T6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1" fo:font-size="12pt" fo:font-style="normal" style:text-underline-style="none" fo:font-weight="normal" officeooo:rsid="000e728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style>
    <style:style style:name="T64" style:family="text">
      <style:text-properties fo:font-variant="normal" fo:text-transform="none" style:text-line-through-style="none" style:text-line-through-type="none" style:font-name="Times New Roman1" fo:font-size="12pt" fo:font-style="normal" style:text-underline-style="none" style:text-blinking="false" fo:background-color="transparent" loext:char-shading-value="0"/>
    </style:style>
    <style:style style:name="T65" style:family="text">
      <style:text-properties fo:font-variant="normal" fo:text-transform="none" style:text-line-through-style="none" style:text-line-through-type="none" style:font-name="Times New Roman1" fo:font-size="12pt" fo:font-style="normal" style:text-underline-style="none" officeooo:rsid="000e728e" style:text-blinking="false" fo:background-color="transparent" loext:char-shading-value="0"/>
    </style:style>
    <style:style style:name="T66" style:family="text">
      <style:text-properties fo:font-variant="normal" fo:text-transform="none" style:text-line-through-style="none" style:text-line-through-type="none" style:font-name="Times New Roman1" fo:font-size="12pt" fo:font-style="normal" style:text-underline-style="none" fo:font-weight="normal" style:text-blinking="false" fo:background-color="transparent" loext:char-shading-value="0"/>
    </style:style>
    <style:style style:name="T67" style:family="text">
      <style:text-properties fo:font-variant="normal" fo:text-transform="none" style:text-line-through-style="none" style:text-line-through-type="none" style:font-name="Times New Roman1" fo:font-size="12pt" fo:font-style="normal" style:text-underline-style="none" fo:font-weight="normal" officeooo:rsid="0042a8f4" style:text-blinking="false" fo:background-color="transparent" loext:char-shading-value="0"/>
    </style:style>
    <style:style style:name="T68" style:family="text">
      <style:text-properties fo:font-variant="normal" fo:text-transform="none" style:text-line-through-style="none" style:text-line-through-type="none" style:font-name="Times New Roman1" fo:font-size="12pt" fo:font-style="italic" style:text-underline-style="none" style:text-blinking="false" fo:background-color="transparent" loext:char-shading-value="0"/>
    </style:style>
    <style:style style:name="T69" style:family="text">
      <style:text-properties fo:font-variant="normal" fo:text-transform="none" style:text-line-through-style="none" style:text-line-through-type="none" style:font-name="Times New Roman1" fo:font-size="12pt" fo:font-style="italic" style:text-underline-style="none" fo:font-weight="normal" style:text-blinking="false" fo:background-color="transparent" loext:char-shading-value="0"/>
    </style:style>
    <style:style style:name="T70" style:family="text">
      <style:text-properties fo:font-variant="normal" fo:text-transform="none" style:text-line-through-style="none" style:text-line-through-type="none" style:text-underline-style="none" style:text-blinking="false" fo:background-color="transparent" loext:char-shading-value="0"/>
    </style:style>
    <style:style style:name="T71" style:family="text">
      <style:text-properties officeooo:rsid="00465dcd"/>
    </style:style>
    <style:style style:name="T72" style:family="text">
      <style:text-properties officeooo:rsid="004efe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hristine Lee and Francesco Serio</text:p>
      <text:p text:style-name="P2">Dr. <text:span text:style-name="T3">Kenneth </text:span>Moorman</text:p>
      <text:p text:style-name="P14">CS-4444<text:line-break/>29 January 2020</text:p>
      <text:p text:style-name="P14"/>
      <text:p text:style-name="P15">Moosnick Museum Website Project Proposal</text:p>
      <text:p text:style-name="P17">1. Introduction</text:p>
      <text:p text:style-name="P2"><text:span text:style-name="T52"><text:tab/></text:span><text:span text:style-name="T55">For our Senior Seminar in the year of 2020, we will be creating a website for the Moosnick Medical Museum. This proposal will be divided into three main sections, not including the Introduction and Conclusion sections. The first section,</text:span><text:span text:style-name="T56"> The Project</text:span><text:span text:style-name="T58">, aims to give a detailed description of the project, discussing topics such as projected goals for the project, target audience</text:span><text:span text:style-name="T56">. </text:span><text:span text:style-name="T58">The second section, </text:span><text:span text:style-name="T56">The Group Makeup</text:span><text:span text:style-name="T58">, will give a background on each of the group members with regards to their skills, past experience, </text:span><text:span text:style-name="T59">and </text:span><text:span text:style-name="T58">what they intend to gain from the project. </text:span><text:span text:style-name="T59">Furthermore, the languages and developmental tools that the group intends to use are discussed at length. The third and final section, </text:span><text:span text:style-name="T57">The Client</text:span><text:span text:style-name="T59">, is concerned with detailing who the clients are for this project, their backgrounds, what they want to get out of this project, and how the group will be evaluated for their work.</text:span></text:p>
      <text:p text:style-name="P2"><text:span text:style-name="T53">2</text:span><text:span text:style-name="T52">. The Project</text:span></text:p>
      <text:p text:style-name="P2"><text:tab/>The goal of this project is to create a functioning website for the Moosnick Medical Museum. <text:span text:style-name="T49">This website will be easy for Dr. England to maintain after we graduate. </text:span><text:s text:c="2"/><text:span text:style-name="T51">Our site will aim to adhere to the most recent of industry standards and serve as an easy medium for users to find the information they seek. </text:span>The project has the potential to reach a wide range of target audiences, from prospective students of Transy<text:span text:style-name="T50">lvania</text:span> to researchers around the world. Current students who may be doing research for school work could simply look online to peruse through the website instead of going through the process of contacting Dr. Day to set up a meeting or a tour in person. If they need the information and not necessarily see it in person, having direct access to the data would be more efficient. Prospective students who are interested in the medical curiosities that Transylvania has to offer, as well as the rich history of medicine at this university. Because Dr. Day is a full-time professor at Transy<text:span text:style-name="T50">lvania</text:span> as well as the sole curator of the collection, his availability for tours is limited. Prospective students who cannot schedule a tour with Dr. Day can still see the collection online. Transylvania University may be small in size, but it is rich in history as well as the collections of rare scientific resources. Researchers of medicine, physics, and biology from all around the world would have access to the information regarding the items in the Moosnick collection. There does not exist a website that already presents the information about the Moosnick Museum in the way that we plan to. Website builders like WordPress, Wix, and Square<text:span text:style-name="T60">s</text:span>pace exist. However, we do not know if they are compatible with Firebase, the type of database we are using. </text:p>
      <text:p text:style-name="P2"><text:span text:style-name="T53">3</text:span><text:span text:style-name="T52">. The Group Makeup</text:span></text:p>
      <text:p text:style-name="P16"><text:span text:style-name="T4"><text:tab/>Francesco </text:span>did not choose this project in particular but was placed in it. DO NOT let that detract from the fact that <text:span text:style-name="T45">he is</text:span> extremely excited to be working on the project. <text:span text:style-name="T45">He is</text:span> interested in this project mainly because <text:span text:style-name="T45">he</text:span> believe<text:span text:style-name="T45">s</text:span> in the “use it or lose it” principle. <text:s/>It has been about a year since the last time <text:span text:style-name="T45">he</text:span> ha<text:span text:style-name="T45">s</text:span> <text:span text:style-name="T4">had </text:span>to do any interfacing between a front end (website) and a back end (database) <text:span text:style-name="T4">for class</text:span>. This project will serve as a refresher in software engineering practices, <text:span text:style-name="T2">front end and back end interfacing, and be an opportunity to either learn a new scripting language or improve upon the knowledge that he has of Ruby. On one hand, this project does not tie directly in to his concentration area, French, however, it would be hard to find one that would </text:span><text:soft-page-break/><text:span text:style-name="T2">from the pool of projects that were proposed. On the other hand, this project will be affected greatly by the knowledge he has amassed in having done three and a half years of Computer Science courses prior to taking Senior Seminar. <text:s/></text:span></text:p>
      <text:p text:style-name="P16"><text:span text:style-name="T2"><text:tab/>In particular, the </text:span><text:span text:style-name="T6">Software Engineering</text:span><text:span text:style-name="T13">, </text:span><text:span text:style-name="T7">Operating Systems</text:span><text:span text:style-name="T14">,</text:span><text:span text:style-name="T7"> </text:span><text:span text:style-name="T13">and </text:span><text:span text:style-name="T5">Database Management </text:span><text:span text:style-name="T14">courses </text:span><text:span text:style-name="T13">will directly impact </text:span><text:span text:style-name="T20">his</text:span><text:span text:style-name="T13"> abilities. </text:span><text:span text:style-name="T14">The first course was where </text:span><text:span text:style-name="T20">he</text:span><text:span text:style-name="T14"> became well acquainted with the jargon of the software engineering world, where </text:span><text:span text:style-name="T20">he</text:span><text:span text:style-name="T14"> had to do </text:span><text:span text:style-name="T20">his</text:span><text:span text:style-name="T14"> first project (remaking the TURING Lab website) for a “real-world” client </text:span><text:span text:style-name="T15">(with whom we met multiple times)</text:span><text:span text:style-name="T14">, and where </text:span><text:span text:style-name="T20">he</text:span><text:span text:style-name="T14"> learned the process of making a website from scratch </text:span><text:span text:style-name="T15">(using HTML5, CSS, </text:span><text:span text:style-name="T16">JavaScript</text:span><text:span text:style-name="T15">, and some PHP)</text:span><text:span text:style-name="T14"> while working in a group. Because </text:span><text:span text:style-name="T21">he</text:span><text:span text:style-name="T14"> will be making a website from scratch, will be working </text:span><text:span text:style-name="T15">and meeting with</text:span><text:span text:style-name="T14"> a real-world client, and will be working in a group where a streamlined workflow and clear understanding of the jargon will be necessary,</text:span><text:span text:style-name="T7"> Software Engineering</text:span><text:span text:style-name="T14"> will have been an invaluable class to have taken. The importance of the second course mentioned </text:span><text:span text:style-name="T15">lies in its direct impact on the way that </text:span><text:span text:style-name="T21">he has</text:span><text:span text:style-name="T15"> grown to write code in a group setting. <text:s/>In</text:span><text:span text:style-name="T8"> Operating Systems</text:span><text:span text:style-name="T15">, </text:span><text:span text:style-name="T21">he</text:span><text:span text:style-name="T15"> learned the true importance of good documentation when </text:span><text:span text:style-name="T21">his group</text:span><text:span text:style-name="T15"> had to use other groups’ header files with no comments besides the names of the files. It was a lot more difficult to test for which parts of their files were working or not because </text:span><text:span text:style-name="T21">Francesco’s group</text:span><text:span text:style-name="T15"> were not sure what already did or did not work or what certain functions were supposed to do. </text:span><text:span text:style-name="T17">Another thing that </text:span><text:span text:style-name="T21">he</text:span><text:span text:style-name="T17"> learned from that class was the importance of starting projects as soon as they are assigned and meeting with one’s group frequently. </text:span><text:span text:style-name="T21">His</text:span><text:span text:style-name="T17"> group</text:span><text:span text:style-name="T21">s</text:span><text:span text:style-name="T17"> found very quickly that problems have a nice way of arising at the most inopportune moments, when writing code especially. <text:s/></text:span><text:span text:style-name="T21">They</text:span><text:span text:style-name="T17"> found that meeting almost daily was the best way to give ourselves time to be able to handle all the compilation and run-time errors that could arise. Lastly, </text:span><text:span text:style-name="T22">he</text:span><text:span text:style-name="T17"> learned the importance of when to use pair programming. This was the way that </text:span><text:span text:style-name="T22">his</text:span><text:span text:style-name="T17"> group got the most work done for that class. </text:span><text:span text:style-name="T18">It is nice to have a physical “rubber duck” in the form of a human to bounce ideas off of and often, </text:span><text:span text:style-name="T22">one’s</text:span><text:span text:style-name="T18"> group-mates can see things that </text:span><text:span text:style-name="T22">one does not</text:span><text:span text:style-name="T18"> in the code and vice-versa. Because </text:span><text:span text:style-name="T9">Senior Project</text:span><text:span text:style-name="T18"> necessitates group-work, </text:span><text:span text:style-name="T22">he</text:span><text:span text:style-name="T18"> find</text:span><text:span text:style-name="T22">s</text:span><text:span text:style-name="T18"> that all of the above mentioned experiences apply and can help inform </text:span><text:span text:style-name="T19">this group-based project. </text:span><text:span text:style-name="T10">Database Management</text:span><text:span text:style-name="T19"> will </text:span><text:span text:style-name="T20">help him because it was in this class that he learned how to create and manipulate tables and populate them with any information necessary. It was also in this class that he learned the importance of being efficient with form changes and the significance of differing keys. <text:s/>This will be relevant in his understanding of the database framework that has been implemented by one of his other peers, who was doing a database-tied application for the Moosnick Museu</text:span><text:span text:style-name="T22">m. </text:span></text:p>
      <text:p text:style-name="P16"><text:span text:style-name="T22"><text:tab/>One of the specific skills that he brings to the project are his knowledge and experience with web development (using HTML5, JavaScript, CSS, and Ruby) across 2 projects for school, the creation of a weather web application using an API for an internship coding interview, and the maintenance of two websites while working for a semester at the internship. <text:s/>Another relevant skill that he picked up through working at the internship is a small coding team’s workflow toolkit. <text:s/>He honed his skills in the Unix terminal, Git and GitHub usage and became well acquainted with Trello as a tool for keeping track of the pieces of the project as it comes to completion. </text:span><text:span text:style-name="T35">He has skills with using Firebase as a back end for an app he was working on for Awesome Inc, where his internship was held. This familiarity will allow for him to better understand the database implemented by fellow student, Adriaan. The last and most relevant skill that he brings to the project is his experience in working with a group to accomplish the completion of a large, semester based coding project. This, he acquired through taking various </text:span><text:soft-page-break/><text:span text:style-name="T35">Computer Science classes at Transylvania University, as well as, working in different small groups in his internship at Awesome Inc.</text:span></text:p>
      <text:p text:style-name="P9"><text:span text:style-name="T46"><text:tab/>Christine proposed the idea of the Moosnick website to the class. </text:span><text:span text:style-name="T23">In terms of prior knowledge regarding the project, </text:span><text:span text:style-name="T24">she has l</text:span><text:span text:style-name="T23">ittle. </text:span><text:span text:style-name="T47">Because Christine decided to switch to Computer Science as a major right before her Junior year, she did not have the luxury of having many choices of different CS courses outside of the core major requirements. She missed the opportunity to take </text:span><text:span text:style-name="T11">Database Management</text:span><text:span text:style-name="T23"> because </text:span><text:span text:style-name="T24">she</text:span><text:span text:style-name="T23"> had to take the fundamental courses </text:span><text:span text:style-name="T24">instead.</text:span><text:span text:style-name="T23"> </text:span><text:span text:style-name="T24">However, Christine has </text:span><text:span text:style-name="T23">been always interested in learning web development a</text:span><text:span text:style-name="T24">nd databases.</text:span><text:span text:style-name="T23"> </text:span><text:span text:style-name="T24">Extrinsically, it would </text:span><text:span text:style-name="T23">increase </text:span><text:span text:style-name="T24">her</text:span><text:span text:style-name="T23"> marketability as a programmer in the job market. Intrinsically, </text:span><text:span text:style-name="T24">she’s </text:span><text:span text:style-name="T23">wanted to learn how to code an interface a person would interact with that is accessible and aesthetically pleasing. </text:span><text:span text:style-name="T24">Christine’s</text:span><text:span text:style-name="T23"> concentration </text:span><text:span text:style-name="T24">of Spanish</text:span><text:span text:style-name="T23"> does not directly pertain to </text:span><text:span text:style-name="T25">this project. It is hard to argue how Spanish and Computer Science would be directly related in general. However, </text:span><text:span text:style-name="T24">her</text:span><text:span text:style-name="T25"> Spanish minor shows that </text:span><text:span text:style-name="T24">she </text:span><text:span text:style-name="T25">had, and still ha</text:span><text:span text:style-name="T24">s,</text:span><text:span text:style-name="T25"> a desire to learn a foreign language. </text:span><text:span text:style-name="T24">Christine considers programming languages very similar to human languages, and she immensely enjoys learning new languages, both programming and human. The same desire to learn is why Christine chose to propose the project even though she does not possess the skills required. </text:span><text:span text:style-name="T26">However, that does not mean that Christine knows nothing. I</text:span><text:span text:style-name="T24">n </text:span><text:span text:style-name="T12">Operating Systems</text:span><text:span text:style-name="T24">, she utilized GitHub </text:span><text:span text:style-name="T26">for version control in her group projects </text:span><text:span text:style-name="T24">and will use it for this project to keep Fran up to date on her progress. </text:span><text:span text:style-name="T26">She will be honing her terminal skills while working with GitHub as well.</text:span></text:p>
      <text:p text:style-name="P8"><text:span text:style-name="T26"><text:tab/></text:span><text:span text:style-name="T27">Our group envisions the usage of the following languages for this project: HTML5, CSS, </text:span><text:span text:style-name="T29">and </text:span><text:span text:style-name="T27">JavaScript. </text:span><text:span text:style-name="T28">We will be using HTML5 because it is the basic block upon which most websites are built. We will be using CSS because it allows us to retain consistency across pages and allows us to maintain content organization. <text:s/>We will be using JavaScript because </text:span><text:span text:style-name="T29">we need to to interface with Adriaan’s Firebase database. Also to be noted, it will allow for us to have an interactive website. </text:span></text:p>
      <text:p text:style-name="P7"><text:span text:style-name="T29"><text:tab/></text:span><text:span text:style-name="T30">We will be using GitHub, Trello, the </text:span><text:span text:style-name="T33">j</text:span><text:span text:style-name="T30">Query Library, and Visual Studio Code. GitHub will be essential to our operation for version control because of testing, SRS updates, working on separate branches, and workflow. We will be using Trello because it enhances group member communication, accountability, and work management. The group can vouch for its </text:span><text:span text:style-name="T31">efficiency</text:span><text:span text:style-name="T30"> and effectiveness in these regards. Also, according to </text:span><text:span text:style-name="T36">Faisal Rehman </text:span><text:span text:style-name="T37">on</text:span><text:span text:style-name="T36"> lifehack.org</text:span><text:span text:style-name="T30">, “</text:span><text:span text:style-name="T36">[Trello]</text:span><text:span text:style-name="T30"> is a fast and flexible way of organizing all your project components into various columns and cards by easily dragging and dropping, adding supporting details and comments as well as assigning to various persons in your team” </text:span><text:span text:style-name="T36">(Rehman </text:span><text:span text:style-name="T37">2018</text:span><text:span text:style-name="T36">).</text:span><text:span text:style-name="T30"> </text:span><text:span text:style-name="T32">We will be using the </text:span><text:span text:style-name="T33">j</text:span><text:span text:style-name="T32">Query Library because “</text:span><text:span text:style-name="T34">jQuery is a</text:span><text:span text:style-name="T33"> powerful tool that offers a simple way to achieve a variety of common JavaScript tasks quickly and consistently across all major browsers and without any fallback code needed” (Duckett 294). To be noted, we will need to build a strong foundation in JavaScript before being able to take advantage of all that jQuery has to offer. We will be using Visual Studio Code because we are both well acquainted with it and feel very comfortable using its powerful features. A possible development tool that we may use in the future is Jekyll. Jekyll allows us to run local host servers from our machines to have a pseudo-sandbox environment to test changes and updates to the website without affecting the stable version.</text:span></text:p>
      <text:p text:style-name="P12"><text:span text:style-name="T38"><text:tab/>HTML5, CSS, and JavaScript are three languages that we have had little exposure to as a group. This project will challenge us by requiring us to learn these languages within a short period of time and be proficient enough to create a website that adheres to the HCI guidelines. Gaining the knowledge in JavaScript will allow us to expand our knowledge further by using </text:span><text:soft-page-break/><text:span text:style-name="T38">jQuery for further efficiency and utility. The group has very limited experience in Firebase. Because the database for Moosnick was created by Adriaan, we do not have to worry about setting up one ourselves. However, we learned that the database is Firebase-based. This provides us with the opportunity to learn about a completely new database framework. Since Firebase is intended for mobile applications primarily, we will also have to learn how Firebase interfaces with web applications and languages. Firebase is not perfect whatsoever; there are many downsides with using the database. Firebase utilizes dynamic storage that is efficient regarding storing the data. However, getting the data back through querying is not intuitive. In an old Firebase blog post, it states that “querying has been a frequently requested feature.” A database should not have querying as a requested feature in the first place. There are no relational queries in Firebase. Firebase utilizes JSON instead of traditional databases, which treats data as loose objects. There are no tables, nor reference keys. We are responsible for data searching and dealing with the problems that may arise with querying. There is the problem of cost. Firebase is free, until it isn’t. If for some reason, the website exceeds storage, database, cloud functions, and so forth, there is a charge that comes with it. Google has a ‘pay as you go’ plan that would begin as soon as the application exceeds the cap. Granted, the free storage that is allotted for free users is very big, and the scope of the data that would be handled by the website for Moosnick would be below the limit by a large margin. The risk, however small it may be, is still a risk. Given the powerful nature of the </text:span><text:span text:style-name="T44">real-time</text:span><text:span text:style-name="T38"> database of Firebase, it may be an overkill to utilize Firebase for this project as well. Some of the biggest uses for Firebase is to support real-time messaging and real-time database that one can manipulate as they go. The main purpose of the website for Moosnick is not to use it as a messaging hub, or directly manipulating the database by the users. </text:span></text:p>
      <text:p text:style-name="P12"><text:span text:style-name="T41"><text:tab/>In spite of these cons, we have decided to move forward with using Firebase because of the following reasons: the Firebase database already exists, the introduction of another (My)SQL database would mean that the person or group maintaining the database would have to enter data twice (allowing for chances for inconsistency across databases), and </text:span><text:span text:style-name="T42">the current database allows for Dr. Day to add, edit, and take things out of it with an app that was made for that express purpose.</text:span><text:span text:style-name="T43"> </text:span></text:p>
      <text:p text:style-name="P11"><text:span text:style-name="T38"><text:tab/>Learning the languages, </text:span><text:span text:style-name="T39">and familiarization with JavaScript and jQuery, in particular will prove to be the most time consuming part of this project with regards to front-end coding because on our past projects, other group members of ours have taken JavaScript as their part.. On the back-end, learning the intricacies of Firebase and its website integration will take a while, as it differs greatly from our experience with MySQL. Alternatively, coordinating regular meetings with our clients and advisors will be the most challenging on the “real-world” side </text:span><text:span text:style-name="T40">because of their differing schedules</text:span><text:span text:style-name="T39">. Making the website be objectively the best with regards to the most updated guidelines for website design will take a lot of reading upfront.</text:span></text:p>
      <text:p text:style-name="P13"><text:span text:style-name="T53">4</text:span><text:span text:style-name="T54">. The Client</text:span></text:p>
      <text:p text:style-name="P2"><text:tab/>As a group, we decided to have more than one client for the project for different aspects. Our primary client for content and general usability is Dr. Day, because of his role as the curator for the Moosnick Museum. Dr. Day is interested in this project because he does not want to build a website on his own, and a website would be a centralized hub for information. There has been a website 15-20 years ago that has not been maintained. Dr. Day attempted to find the website, but to no avail. He is passionate about researching and collecting scientific oddities and equipment, which reflects in his work as the curator and his wish to bring awareness to Transy<text:span text:style-name="T71">lvania’s</text:span> rich history in science and medicine. This project would aid Dr. Day in doing so, as well as have a tangible database for the museum instead of having everything stored in his head. Dr. Day is not <text:soft-page-break/>concerned about the programming aspect of this project, but the usability, intuitiveness, and aesthetics. The primary evaluation of the success from Dr. Day’s end would deal with how intuitively obvious the interface is, the information presented through the website, and the overall look of the finished product.</text:p>
      <text:p text:style-name="P2"><text:tab/>Our client for quality assurance and maintainability is Dr. England. We decided to have a separate client for quality and maintainability because our goal is to have a solid product that can be maintained to be used for a long time, even after our graduation. Dr. England has agreed to be responsible for maintaining the code in the future. The idea of this project was derived from an independent project that Dr. England oversees. We knew that Adriaan was building a database for the museum under Dr. England’s guidance for a mobile application, and we wanted to see if we could build a website instead. Dr. England is interested in supporting this project because he has promised Dr. Day for 10 years to provide public electronic access to the collection. He has 41+ years of code quality control, which makes him qualified to be the client for quality assurance and maintainability. <text:s/>From the past classes he has taught at Transy<text:span text:style-name="T48">lvania</text:span>, Dr. England oversaw the creation of an iOS application interface that lacked <text:span text:style-name="T48">back-end.</text:span> He has never been successful at creating a fleshed out, fully functioning product for use. Dr. England’s evaluations of the project would take into consideration the quality of code, sufficient document for future reference, maintainability of the product, and constant reviewing and asking about the structure and functionality of code. Meaning, he will sit down and go line by line to question the group if we understand what the code is doing. </text:p>
      <text:p text:style-name="P18">5. Conclusion</text:p>
      <text:p text:style-name="P10"><text:tab/>As shown in the proposal, the aim of the project is to create a website for Transylvania University’s Moosnick Museum. The general goal of the group is to be able to learn and program in various languages while adapting to a new database to incorporate into the <text:span text:style-name="T72">front-end.</text:span> <text:span text:style-name="T72">Front-end</text:span> will be created with HTML5, CSS, JavaScript, and Firebase will be utilized for <text:span text:style-name="T72">back-end</text:span> database. The main clients will be Dr. Day and Dr. England, for user experience and quality assurance, respectively. We foresee this project to be challenging, yet rewarding experience for the members of the group. It will challenge us to also greatly consider user experience and design, instead of just focusing on the programming aspect.</text:p>
      <text:p text:style-name="P20"/>
      <text:p text:style-name="P20"/>
      <text:p text:style-name="P6"/>
      <text:p text:style-name="P6"/>
      <text:p text:style-name="P6"/>
      <text:p text:style-name="P19">Works Cited</text:p>
      <text:p text:style-name="P5"/>
      <text:p text:style-name="P25"><text:span text:style-name="T62">D</text:span><text:span text:style-name="T61">ay, Jamie. Personal Interview. 28 Jan. 2020.</text:span></text:p>
      <text:p text:style-name="P21"><text:span text:style-name="T61">de Croos, Peter. “When You Should (and Shouldn't) Use Firebase.” </text:span><text:span text:style-name="T63">Codementor</text:span><text:span text:style-name="T61">, 4 Jan. 2018, www.codementor.io/@cultofmetatron/when-you-should-and-shouldn-t-use-firebase-f62bo3gxv.</text:span></text:p>
      <text:p text:style-name="P26"><text:span text:style-name="T70">“</text:span><text:span text:style-name="T66">Documentation </text:span><text:span text:style-name="T67">|</text:span><text:span text:style-name="T66"> Firebase.” </text:span><text:span text:style-name="T69">Google</text:span><text:span text:style-name="T66">, Google, firebase.google.com/docs.</text:span></text:p>
      <text:p text:style-name="P27"><text:span text:style-name="T64">Duckett, Jon, et al. </text:span><text:span text:style-name="T68">JavaScript &amp; JQuery: Interactive Front-End Web Development</text:span><text:span text:style-name="T64">. Wiley, 2015.</text:span></text:p>
      <text:p text:style-name="P23"><text:span text:style-name="T64">Duckett, Jon. </text:span><text:span text:style-name="T68">HTML &amp; CSS: Design and Build Websites</text:span><text:span text:style-name="T64">. John Wiley &amp; Sons, Inc., 2015.</text:span></text:p>
      <text:p text:style-name="P22">England, Robert, and Adriaan Engelbrecht. Personal Interview. 24 Jan. 2020.</text:p>
      <text:p text:style-name="P23"><text:span text:style-name="T64">England, Robert. Personal Interview. 28 Jan. 2020.</text:span></text:p>
      <text:p text:style-name="P23"><text:span text:style-name="T64">Jamin, Baptiste. “Reasons Not To Use Firebase.” </text:span><text:span text:style-name="T68">Crisp Insights</text:span><text:span text:style-name="T64">, Crisp Insights, 3 Dec. 2019, crisp.chat/blog/why-you-should-never-use-firebase-realtime-database/.</text:span></text:p>
      <text:p text:style-name="P23"><text:span text:style-name="T64">Koepke, Alex. Personal Interview. 27 Jan. 2020.</text:span></text:p>
      <text:p text:style-name="P24"><text:span text:style-name="T66">Nathan, Lee. “Firebase Pros and Cons.” </text:span><text:span text:style-name="T69">Medium</text:span><text:span text:style-name="T66">, One Tap Software, 20 May 2019, medium.com/one-tap-software/firebase-pros-and-cons-ce37c766190a.</text:span></text:p>
      <text:p text:style-name="P28"><text:span text:style-name="T66">Rehman, Faisal. “10 Must-Have Personal Project Management Tools.” </text:span><text:span text:style-name="T69">Lifehack</text:span><text:span text:style-name="T66">, Lifehack, 17 Jan. 2018, www.lifehack.org/articles/productivity/10-must-have-personal-project-management-tools.html.</text:span> </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style style:name="MT1" style:family="text">
      <style:text-properties officeooo:rsid="000e728e"/>
    </style:style>
    <style:page-layout style:name="Mpm1">
      <style:page-layout-properties fo:page-width="8.5in" fo:page-height="11in" style:num-format="1" style:print-orientation="portrait" fo:margin-top="0.5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5in" fo:margin-left="0in" fo:margin-right="0in" fo:margin-bottom="0.2in" fo:background-color="transparent" style:dynamic-spacing="false" draw:fill="none" draw:fill-color="#729fcf" draw:opacity="100%"/>
      </style:header-style>
      <style:footer-style/>
    </style:page-layout>
  </office:automatic-styles>
  <office:master-styles>
    <style:master-page style:name="Standard" style:page-layout-name="Mpm1">
      <style:header>
        <text:p text:style-name="MP1"><text:span text:style-name="MT1">Lee and Serio </text:span><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2:45:12.858000000</meta:creation-date>
    <dc:date>2020-01-28T21:26:33.349000000</dc:date>
    <meta:editing-duration>PT3H38M3S</meta:editing-duration>
    <meta:editing-cycles>38</meta:editing-cycles>
    <meta:generator>LibreOffice/6.2.8.2$Windows_X86_64 LibreOffice_project/f82ddfca21ebc1e222a662a32b25c0c9d20169ee</meta:generator>
    <meta:document-statistic meta:table-count="0" meta:image-count="0" meta:object-count="0" meta:page-count="6" meta:paragraph-count="36" meta:word-count="3229" meta:character-count="19627" meta:non-whitespace-character-count="16401"/>
  </office:meta>
</office:document-meta>
</file>